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282ea8" officeooo:paragraph-rsid="00282ea8"/>
    </style:style>
    <style:style style:name="P2" style:family="paragraph" style:parent-style-name="Footer">
      <style:paragraph-properties fo:text-align="center" style:justify-single-word="false"/>
    </style:style>
    <style:style style:name="P3" style:family="paragraph" style:parent-style-name="Standard">
      <style:text-properties officeooo:rsid="0011cc35" officeooo:paragraph-rsid="0011cc35"/>
    </style:style>
    <style:style style:name="P4" style:family="paragraph" style:parent-style-name="Standard">
      <style:text-properties officeooo:rsid="001d771b" officeooo:paragraph-rsid="001d771b"/>
    </style:style>
    <style:style style:name="P5" style:family="paragraph" style:parent-style-name="Standard">
      <style:text-properties officeooo:rsid="002044aa" officeooo:paragraph-rsid="002044aa"/>
    </style:style>
    <style:style style:name="P6" style:family="paragraph" style:parent-style-name="Standard">
      <style:text-properties officeooo:rsid="0022e085" officeooo:paragraph-rsid="0022e085"/>
    </style:style>
    <style:style style:name="P7" style:family="paragraph" style:parent-style-name="Standard">
      <style:text-properties officeooo:rsid="0024a52f" officeooo:paragraph-rsid="0024a52f"/>
    </style:style>
    <style:style style:name="P8" style:family="paragraph" style:parent-style-name="Standard">
      <style:text-properties officeooo:rsid="00313ad0" officeooo:paragraph-rsid="00313ad0"/>
    </style:style>
    <style:style style:name="P9" style:family="paragraph" style:parent-style-name="Standard">
      <style:text-properties officeooo:rsid="003431b2" officeooo:paragraph-rsid="003431b2"/>
    </style:style>
    <style:style style:name="P10" style:family="paragraph" style:parent-style-name="Title">
      <style:paragraph-properties fo:break-before="page"/>
    </style:style>
    <style:style style:name="P11" style:family="paragraph" style:parent-style-name="Text_20_body">
      <style:text-properties officeooo:rsid="0029b880" officeooo:paragraph-rsid="0029b880"/>
    </style:style>
    <style:style style:name="P12" style:family="paragraph" style:parent-style-name="Text_20_body">
      <style:text-properties officeooo:rsid="002c4364" officeooo:paragraph-rsid="002c4364"/>
    </style:style>
    <style:style style:name="P13" style:family="paragraph" style:parent-style-name="Text_20_body">
      <style:text-properties officeooo:rsid="002e0ea0" officeooo:paragraph-rsid="002e0ea0"/>
    </style:style>
    <style:style style:name="P14" style:family="paragraph" style:parent-style-name="Text_20_body">
      <style:text-properties officeooo:rsid="00313ad0" officeooo:paragraph-rsid="00313ad0"/>
    </style:style>
    <style:style style:name="P15" style:family="paragraph" style:parent-style-name="Standard" style:list-style-name="L1">
      <style:text-properties officeooo:rsid="00125019" officeooo:paragraph-rsid="00125019"/>
    </style:style>
    <style:style style:name="P16" style:family="paragraph" style:parent-style-name="Standard" style:list-style-name="L1">
      <style:text-properties officeooo:rsid="001393ee" officeooo:paragraph-rsid="001393ee"/>
    </style:style>
    <style:style style:name="P17" style:family="paragraph" style:parent-style-name="Standard" style:list-style-name="L1">
      <style:text-properties officeooo:rsid="001d771b" officeooo:paragraph-rsid="001d771b"/>
    </style:style>
    <style:style style:name="P18" style:family="paragraph" style:parent-style-name="Standard" style:list-style-name="L2">
      <style:text-properties officeooo:rsid="003431b2" officeooo:paragraph-rsid="003431b2"/>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list-style-name="L3">
      <style:text-properties officeooo:rsid="001765a6" officeooo:paragraph-rsid="001765a6"/>
    </style:style>
    <style:style style:name="P21" style:family="paragraph" style:parent-style-name="Text_20_body" style:list-style-name="L4">
      <style:text-properties officeooo:rsid="001765a6" officeooo:paragraph-rsid="001765a6"/>
    </style:style>
    <style:style style:name="P22" style:family="paragraph" style:parent-style-name="Text_20_body" style:list-style-name="L3">
      <style:text-properties officeooo:rsid="001819ab" officeooo:paragraph-rsid="001819ab"/>
    </style:style>
    <style:style style:name="P23" style:family="paragraph" style:parent-style-name="Text_20_body" style:list-style-name="L5">
      <style:text-properties officeooo:rsid="001819ab" officeooo:paragraph-rsid="001819ab"/>
    </style:style>
    <style:style style:name="P24" style:family="paragraph" style:parent-style-name="Text_20_body" style:list-style-name="L5">
      <style:text-properties officeooo:rsid="0018f803" officeooo:paragraph-rsid="0018f803"/>
    </style:style>
    <style:style style:name="P25" style:family="paragraph" style:parent-style-name="Text_20_body" style:list-style-name="L5">
      <style:text-properties officeooo:rsid="0019a97e" officeooo:paragraph-rsid="0019a97e"/>
    </style:style>
    <style:style style:name="P26" style:family="paragraph" style:parent-style-name="Text_20_body" style:list-style-name="L3">
      <style:text-properties officeooo:rsid="001a5ac7" officeooo:paragraph-rsid="001a5ac7"/>
    </style:style>
    <style:style style:name="P27" style:family="paragraph" style:parent-style-name="Text_20_body" style:list-style-name="L6">
      <style:text-properties officeooo:rsid="001a5ac7" officeooo:paragraph-rsid="001a5ac7"/>
    </style:style>
    <style:style style:name="P28" style:family="paragraph" style:parent-style-name="Text_20_body" style:list-style-name="L8">
      <style:text-properties officeooo:rsid="001a5ac7" officeooo:paragraph-rsid="001a5ac7"/>
    </style:style>
    <style:style style:name="P29" style:family="paragraph" style:parent-style-name="Text_20_body" style:list-style-name="L7">
      <style:text-properties officeooo:paragraph-rsid="0019bcf1"/>
    </style:style>
    <style:style style:name="P30" style:family="paragraph" style:parent-style-name="Text_20_body" style:list-style-name="L7">
      <style:text-properties officeooo:rsid="0019bcf1" officeooo:paragraph-rsid="0019bcf1"/>
    </style:style>
    <style:style style:name="P31" style:family="paragraph" style:parent-style-name="Text_20_body" style:list-style-name="L3">
      <style:text-properties officeooo:rsid="001bb252" officeooo:paragraph-rsid="001bb252"/>
    </style:style>
    <style:style style:name="P32" style:family="paragraph" style:parent-style-name="Text_20_body" style:list-style-name="L9">
      <style:text-properties officeooo:rsid="003c9e5b" officeooo:paragraph-rsid="003c9e5b"/>
    </style:style>
    <style:style style:name="P33" style:family="paragraph" style:parent-style-name="Text_20_body" style:list-style-name="L3">
      <style:text-properties officeooo:rsid="003f8d41" officeooo:paragraph-rsid="003f8d41"/>
    </style:style>
    <style:style style:name="P34" style:family="paragraph" style:parent-style-name="Heading_20_1">
      <style:text-properties officeooo:rsid="0020a812" officeooo:paragraph-rsid="0020a812"/>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290bca"/>
    </style:style>
    <style:style style:name="T2" style:family="text">
      <style:text-properties officeooo:rsid="0013481e"/>
    </style:style>
    <style:style style:name="T3" style:family="text">
      <style:text-properties officeooo:rsid="0014c5d1"/>
    </style:style>
    <style:style style:name="T4" style:family="text">
      <style:text-properties officeooo:rsid="0015a301"/>
    </style:style>
    <style:style style:name="T5" style:family="text">
      <style:text-properties officeooo:rsid="00161735"/>
    </style:style>
    <style:style style:name="T6" style:family="text">
      <style:text-properties officeooo:rsid="0019bcf1"/>
    </style:style>
    <style:style style:name="T7" style:family="text">
      <style:text-properties officeooo:rsid="001d2cee"/>
    </style:style>
    <style:style style:name="T8" style:family="text">
      <style:text-properties officeooo:rsid="001e13ba"/>
    </style:style>
    <style:style style:name="T9" style:family="text">
      <style:text-properties officeooo:rsid="002044aa"/>
    </style:style>
    <style:style style:name="T10" style:family="text">
      <style:text-properties officeooo:rsid="002b742a"/>
    </style:style>
    <style:style style:name="T11" style:family="text">
      <style:text-properties officeooo:rsid="002f6503"/>
    </style:style>
    <style:style style:name="T12" style:family="text">
      <style:text-properties officeooo:rsid="003578e8"/>
    </style:style>
    <style:style style:name="T13" style:family="text">
      <style:text-properties officeooo:rsid="00376408"/>
    </style:style>
    <style:style style:name="T14" style:family="text">
      <style:text-properties officeooo:rsid="00392b7d"/>
    </style:style>
    <style:style style:name="T15" style:family="text">
      <style:text-properties officeooo:rsid="003a51ff"/>
    </style:style>
    <style:style style:name="T16" style:family="text">
      <style:text-properties officeooo:rsid="003f8d4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135_1088011120" text:style-name="Index_20_Link" text:visited-style-name="Index_20_Link">Introduction and security warnings<text:tab/>2</text:a></text:p>
          <text:p text:style-name="P19"><text:a xlink:type="simple" xlink:href="#__RefHeading__137_1088011120" text:style-name="Index_20_Link" text:visited-style-name="Index_20_Link">Installation<text:tab/>2</text:a></text:p>
          <text:p text:style-name="P19"><text:a xlink:type="simple" xlink:href="#__RefHeading__139_1088011120" text:style-name="Index_20_Link" text:visited-style-name="Index_20_Link">Interface introduction<text:tab/>3</text:a></text:p>
          <text:p text:style-name="P35"><text:a xlink:type="simple" xlink:href="#__RefHeading__141_1088011120" text:style-name="Index_20_Link" text:visited-style-name="Index_20_Link">Home<text:tab/>3</text:a></text:p>
          <text:p text:style-name="P35"><text:a xlink:type="simple" xlink:href="#__RefHeading__143_1088011120" text:style-name="Index_20_Link" text:visited-style-name="Index_20_Link">Locale camera<text:tab/>3</text:a></text:p>
          <text:p text:style-name="P35"><text:a xlink:type="simple" xlink:href="#__RefHeading__145_1088011120" text:style-name="Index_20_Link" text:visited-style-name="Index_20_Link">Remote cameras<text:tab/>3</text:a></text:p>
          <text:p text:style-name="P19"><text:a xlink:type="simple" xlink:href="#__RefHeading__147_1088011120" text:style-name="Index_20_Link" text:visited-style-name="Index_20_Link">Feature introduction<text:tab/>3</text:a></text:p>
          <text:p text:style-name="P35"><text:a xlink:type="simple" xlink:href="#__RefHeading__149_1088011120" text:style-name="Index_20_Link" text:visited-style-name="Index_20_Link">Locale camera → Status of the local camera<text:tab/>3</text:a></text:p>
          <text:p text:style-name="P35"><text:a xlink:type="simple" xlink:href="#__RefHeading__151_1088011120" text:style-name="Index_20_Link" text:visited-style-name="Index_20_Link">Local camera → See stream<text:tab/>3</text:a></text:p>
          <text:p text:style-name="P35"><text:a xlink:type="simple" xlink:href="#__RefHeading__153_1088011120" text:style-name="Index_20_Link" text:visited-style-name="Index_20_Link">Local camera → See video<text:tab/>4</text:a></text:p>
          <text:p text:style-name="P35"><text:a xlink:type="simple" xlink:href="#__RefHeading__155_1088011120" text:style-name="Index_20_Link" text:visited-style-name="Index_20_Link">Remote cameras → Add remote camera<text:tab/>4</text:a></text:p>
          <text:p text:style-name="P35"><text:a xlink:type="simple" xlink:href="#__RefHeading__157_1088011120" text:style-name="Index_20_Link" text:visited-style-name="Index_20_Link">Remote cameras → Remove remote camera<text:tab/>4</text:a></text:p>
          <text:p text:style-name="P35"><text:a xlink:type="simple" xlink:href="#__RefHeading__159_1088011120" text:style-name="Index_20_Link" text:visited-style-name="Index_20_Link">Remote cameras → See streaming<text:tab/>4</text:a></text:p>
        </text:index-body>
      </text:table-of-content>
      <text:p text:style-name="Text_20_body"/>
      <text:p text:style-name="P10">Documentation Streaming Interface</text:p>
      <text:h text:style-name="Heading_20_1" text:outline-level="1"><text:bookmark-start text:name="__RefHeading__135_1088011120"/>Introduction and <text:span text:style-name="T8">security </text:span>warnings<text:bookmark-end text:name="__RefHeading__135_1088011120"/></text:h>
      <text:p text:style-name="P3">The streaming interface is a website that allows a user to stream his own and other remote cameras. He can also monitor his own environment <text:span text:style-name="T3">with the camera</text:span>.</text:p>
      <text:p text:style-name="P3"/>
      <text:p text:style-name="P3"><text:span text:style-name="T4">As a warning: </text:span>The project is more a prototype than a product<text:span text:style-name="T5">iv version</text:span>. It has several security issues:</text:p>
      <text:p text:style-name="P3"/>
      <text:list xml:id="list3882477272488567957" text:style-name="L1">
        <text:list-item>
          <text:p text:style-name="P15">The www-data user needs <text:span text:style-name="T13">a </text:span>passwordless sudo access. <text:span text:style-name="T2">Running an apache user with this configuration is dangerous.</text:span></text:p>
        </text:list-item>
        <text:list-item>
          <text:p text:style-name="P15">The website starts services as root user</text:p>
        </text:list-item>
        <text:list-item>
          <text:p text:style-name="P16">The website kills services as root user</text:p>
        </text:list-item>
        <text:list-item>
          <text:p text:style-name="P17">This installation guide uses the highest chmod for the /var/www directory</text:p>
        </text:list-item>
      </text:list>
      <text:p text:style-name="P4"/>
      <text:p text:style-name="P9">A few information about the project <text:span text:style-name="T12">and the author</text:span>:</text:p>
      <text:p text:style-name="P9"/>
      <text:list xml:id="list506802105980742726" text:style-name="L2">
        <text:list-item>
          <text:p text:style-name="P18">Author: Simon Wächter (<text:a xlink:type="simple" xlink:href="mailto:waechter.simon@gmail.com">waechter.simon@gmail.com</text:a>)</text:p>
        </text:list-item>
        <text:list-item>
          <text:p text:style-name="P18">License: GNU GPL 3 or higher</text:p>
        </text:list-item>
        <text:list-item>
          <text:p text:style-name="P18">Website: <text:a xlink:type="simple" xlink:href="https://github.com/swaechter/web-raspberrypi-streaming-en">https://github.com/swaechter/web-raspberrypi-streaming-en</text:a></text:p>
        </text:list-item>
      </text:list>
      <text:p text:style-name="P9"/>
      <text:p text:style-name="P9">Feel free to contact the author if problem or bugs occur.</text:p>
      <text:h text:style-name="Heading_20_1" text:outline-level="1"><text:bookmark-start text:name="__RefHeading__137_1088011120"/>Installation<text:bookmark-end text:name="__RefHeading__137_1088011120"/></text:h>
      <text:list xml:id="list6712144921990647582" text:style-name="L3">
        <text:list-item>
          <text:p text:style-name="P20">Install apache, PHP, <text:span text:style-name="T15">MySQL</text:span> and motion</text:p>
        </text:list-item>
      </text:list>
      <text:list xml:id="list3672249436832208367" text:style-name="L4">
        <text:list-item>
          <text:list>
            <text:list-item>
              <text:p text:style-name="P21">sudo apt-get install apache2 libapache2-mod-php5 motion <text:span text:style-name="T14">mysql-client mysql-server</text:span></text:p>
            </text:list-item>
            <text:list-item>
              <text:p text:style-name="P21">sudo apt-get –purge remove motion (We only need the dependencies)</text:p>
            </text:list-item>
          </text:list>
        </text:list-item>
      </text:list>
      <text:list xml:id="list142709187472436" text:continue-list="list6712144921990647582" text:style-name="L3">
        <text:list-item>
          <text:p text:style-name="P22">Prepare the www-data user</text:p>
        </text:list-item>
      </text:list>
      <text:list xml:id="list5241508594372867562" text:style-name="L5">
        <text:list-item>
          <text:list>
            <text:list-item>
              <text:p text:style-name="P23">Add the www-user as a passwordless user to the sudoers file</text:p>
              <text:list>
                <text:list-item>
                  <text:p text:style-name="P24">sudo nano /etc/suoers</text:p>
                </text:list-item>
                <text:list-item>
                  <text:p text:style-name="P24">Add www-data ALL=(ALL) NOPASSWD: ALL</text:p>
                </text:list-item>
                <text:list-item>
                  <text:p text:style-name="P24">Save and close</text:p>
                </text:list-item>
              </text:list>
            </text:list-item>
            <text:list-item>
              <text:p text:style-name="P25">Restart the system</text:p>
            </text:list-item>
          </text:list>
        </text:list-item>
      </text:list>
      <text:list xml:id="list142710191091392" text:continue-list="list142709187472436" text:style-name="L3">
        <text:list-item>
          <text:p text:style-name="P26">Prepare /var/www</text:p>
        </text:list-item>
      </text:list>
      <text:list xml:id="list1545292260919777808" text:style-name="L6">
        <text:list-item>
          <text:list>
            <text:list-item>
              <text:p text:style-name="P27">sudo chown -R www-data:www-data /var/www/</text:p>
            </text:list-item>
            <text:list-item>
              <text:p text:style-name="P27">sudo chmod -R 777 /var/www</text:p>
            </text:list-item>
          </text:list>
        </text:list-item>
      </text:list>
      <text:list xml:id="list142709120429374" text:continue-list="list142710191091392" text:style-name="L3">
        <text:list-item>
          <text:p text:style-name="P20"><text:soft-page-break/>Download the project from git</text:p>
        </text:list-item>
      </text:list>
      <text:list xml:id="list2948889934424147473" text:style-name="L7">
        <text:list-item>
          <text:list>
            <text:list-item>
              <text:p text:style-name="P30">cd /var/www</text:p>
            </text:list-item>
            <text:list-item>
              <text:p text:style-name="P29"><text:span text:style-name="T6">git clone </text:span><text:a xlink:type="simple" xlink:href="https://github.com/swaechter/web-raspberrypi-streaming-en.git"><text:span text:style-name="T6">https://github.com/swaechter/web-raspberrypi-streaming-en.git</text:span></text:a></text:p>
            </text:list-item>
            <text:list-item>
              <text:p text:style-name="P30">cd web-raspberrypi-streaming-en</text:p>
            </text:list-item>
            <text:list-item>
              <text:p text:style-name="P30">git submodule init</text:p>
            </text:list-item>
            <text:list-item>
              <text:p text:style-name="P30">git submodule update</text:p>
            </text:list-item>
          </text:list>
        </text:list-item>
      </text:list>
      <text:list xml:id="list142708697483397" text:continue-list="list142709120429374" text:style-name="L3">
        <text:list-item>
          <text:p text:style-name="P33">Prepare the SQL database</text:p>
        </text:list-item>
      </text:list>
      <text:list xml:id="list3580849403133909692" text:style-name="L9">
        <text:list-item>
          <text:list>
            <text:list-item>
              <text:p text:style-name="P32">Import the <text:span text:style-name="T16">SQL</text:span> dump from the sql directory</text:p>
            </text:list-item>
          </text:list>
        </text:list-item>
      </text:list>
      <text:list xml:id="list142709869942440" text:continue-list="list142708697483397" text:style-name="L3">
        <text:list-item>
          <text:p text:style-name="P26">Prepare /var/www/web-raspberrypi-streaming-en</text:p>
        </text:list-item>
      </text:list>
      <text:list xml:id="list2749482705950692752" text:style-name="L8">
        <text:list-item>
          <text:list>
            <text:list-item>
              <text:p text:style-name="P28">sudo chmod -R 777 /var/www/web-raspberrypi-streaming-en</text:p>
            </text:list-item>
          </text:list>
        </text:list-item>
      </text:list>
      <text:list xml:id="list142709377664576" text:continue-list="list142709869942440" text:style-name="L3">
        <text:list-item>
          <text:p text:style-name="P31">Read the introduction section again and be <text:span text:style-name="T7">sure</text:span> about the security issues</text:p>
        </text:list-item>
      </text:list>
      <text:h text:style-name="P34" text:outline-level="1"><text:bookmark-start text:name="__RefHeading__139_1088011120"/>Interface introduction<text:bookmark-end text:name="__RefHeading__139_1088011120"/></text:h>
      <text:p text:style-name="P4">Now the streaming interface is ready. <text:span text:style-name="T8">Enter the IP in your browser and you will see it. The interface has three main components:</text:span></text:p>
      <text:h text:style-name="Heading_20_2" text:outline-level="2"><text:bookmark-start text:name="__RefHeading__141_1088011120"/>Home<text:bookmark-end text:name="__RefHeading__141_1088011120"/></text:h>
      <text:p text:style-name="P5">This is the start page. From here you can switch to the locale and remote cameras page. You can also use the navigation bar.</text:p>
      <text:h text:style-name="Heading_20_2" text:outline-level="2"><text:bookmark-start text:name="__RefHeading__143_1088011120"/>Locale camera<text:bookmark-end text:name="__RefHeading__143_1088011120"/></text:h>
      <text:p text:style-name="P6">This is the page for your own camera. Here you can change the camera state, view the stream or some monitored videos.</text:p>
      <text:h text:style-name="Heading_20_2" text:outline-level="2"><text:bookmark-start text:name="__RefHeading__145_1088011120"/>Remote camera<text:span text:style-name="T9">s</text:span><text:bookmark-end text:name="__RefHeading__145_1088011120"/></text:h>
      <text:p text:style-name="P7">This is the page for remote cameras. You can add and remove cameras or see their stream.</text:p>
      <text:h text:style-name="Heading_20_1" text:outline-level="1"><text:bookmark-start text:name="__RefHeading__147_1088011120"/>Feature introduction<text:bookmark-end text:name="__RefHeading__147_1088011120"/></text:h>
      <text:h text:style-name="Heading_20_2" text:outline-level="2"><text:bookmark-start text:name="__RefHeading__149_1088011120"/>Locale camera → Status of the local camera<text:bookmark-end text:name="__RefHeading__149_1088011120"/></text:h>
      <text:p text:style-name="P11">Here you can change the status of your own camera. The change can take some time.</text:p>
      <text:h text:style-name="Heading_20_2" text:outline-level="2"><text:bookmark-start text:name="__RefHeading__151_1088011120"/>Local camera → See stream<text:bookmark-end text:name="__RefHeading__151_1088011120"/></text:h>
      <text:p text:style-name="P11">Here you can see the stream of your own camera – as long the stream is active. <text:span text:style-name="T10">If you change the status in another browser/tab, the stream in the video player will stop.</text:span></text:p>
      <text:h text:style-name="Heading_20_2" text:outline-level="2"><text:bookmark-start text:name="__RefHeading__153_1088011120"/><text:soft-page-break/>Local camera → See video<text:bookmark-end text:name="__RefHeading__153_1088011120"/></text:h>
      <text:p text:style-name="P12">If the camera monitored some movements you are able to select them by date and time and see them. As long there are more than one video, you can watch them independently from the state of your camera.</text:p>
      <text:h text:style-name="Heading_20_2" text:outline-level="2"><text:bookmark-start text:name="__RefHeading__155_1088011120"/>Remote cameras → Add remote camera<text:bookmark-end text:name="__RefHeading__155_1088011120"/></text:h>
      <text:p text:style-name="P13">Here you can add a remote camera. Please insert the IP of the remote camera, follow<text:span text:style-name="T11">e</text:span>d by a ':' and the port of the camera, for example 192.168.1.100:8554.</text:p>
      <text:h text:style-name="Heading_20_2" text:outline-level="2"><text:bookmark-start text:name="__RefHeading__157_1088011120"/>Remote cameras → Remove remote camera<text:bookmark-end text:name="__RefHeading__157_1088011120"/></text:h>
      <text:p text:style-name="P14">Here you can remove an existing camera.</text:p>
      <text:h text:style-name="Heading_20_2" text:outline-level="2"><text:bookmark-start text:name="__RefHeading__159_1088011120"/>Remote cameras → See streaming<text:bookmark-end text:name="__RefHeading__159_1088011120"/></text:h>
      <text:p text:style-name="P8">If you have one or more remote cameras you are able to watch their strea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82ea8" officeooo:paragraph-rsid="00282ea8"/>
    </style:style>
    <style:style style:name="MP2" style:family="paragraph" style:parent-style-name="Footer">
      <style:paragraph-properties fo:text-align="center" style:justify-single-word="false"/>
    </style:style>
    <style:style style:name="MT1" style:family="text">
      <style:text-properties officeooo:rsid="00290bc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file-name text:display="name-and-extension">Documentation.odt</text:file-name></text:p>
      </style:header>
      <style:footer>
        <text:p text:style-name="MP2"><text:span text:style-name="MT1">Page </text:span><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5T18:58:31.194327843</meta:creation-date>
    <meta:generator>LibreOffice/4.1.5.3$Linux_X86_64 LibreOffice_project/410m0$Build-3</meta:generator>
    <dc:date>2014-04-26T14:27:08.007565701</dc:date>
    <meta:editing-duration>PT1H2S</meta:editing-duration>
    <meta:editing-cycles>50</meta:editing-cycles>
    <meta:document-statistic meta:table-count="0" meta:image-count="0" meta:object-count="0" meta:page-count="4" meta:paragraph-count="74" meta:word-count="608" meta:character-count="3567" meta:non-whitespace-character-count="3062"/>
  </office:meta>
</office:document-meta>
</file>